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Menlo, 'Ubuntu Mono', 'Liberation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4b09" officeooo:paragraph-rsid="00154b0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Standard">
      <style:text-properties officeooo:paragraph-rsid="00154b09"/>
    </style:style>
    <style:style style:name="P5" style:family="paragraph" style:parent-style-name="Standard">
      <style:paragraph-properties fo:text-align="center" style:justify-single-word="false"/>
      <style:text-properties officeooo:paragraph-rsid="00154b09"/>
    </style:style>
    <style:style style:name="T1" style:family="text">
      <style:text-properties officeooo:rsid="00154b0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4b09" style:font-weight-asian="bold" style:font-weight-complex="bold"/>
    </style:style>
    <style:style style:name="T4" style:family="text">
      <style:text-properties fo:font-variant="normal" fo:text-transform="none" style:font-name="Consolas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<text:span text:style-name="T1">Création des table</text:span></text:p>
      <text:p text:style-name="P4"/>
      <text:p text:style-name="P4"/>
      <text:p text:style-name="P4">Add the ability to broadcast entity updates using Symfony UX Turbo? (yes/no) [no]:</text:p>
      <text:p text:style-name="Standard"/>
      <text:p text:style-name="Standard"/>
      <text:p text:style-name="Standard"><text:span text:style-name="T2"><text:s/>Ajout de la possibilité de diffuser des mises à jour d’entités à l’aide de Symfony UX Turbo ?</text:span> (oui/non) <text:span text:style-name="T2">[non] : </text:span><text:span text:style-name="T3">(gère le front / stimulus)</text:span></text:p>
      <text:p text:style-name="Standard"/>
      <text:p text:style-name="Standard"/>
      <text:p text:style-name="Standard">ManyToOne Chaque produit2 se rapporte à (a) une catégorie.</text:p>
      <text:p text:style-name="Standard"><text:s text:c="15"/>Chaque catégorie peut se rapporter à (peut avoir) de nombreux objets Produit2.</text:p>
      <text:p text:style-name="Standard"/>
      <text:p text:style-name="Standard"><text:s text:c="2"/>OneToMany Chaque Produit2 peut se rapporter à (peut avoir) de nombreux objets de catégorie.</text:p>
      <text:p text:style-name="Standard"><text:s text:c="15"/>Chaque catégorie se rapporte à (a) un Produit2.</text:p>
      <text:p text:style-name="Standard"/>
      <text:p text:style-name="Standard"><text:s text:c="2"/>ManyToMany Chaque Produit2 peut se rapporter à (peut avoir) de nombreux objets de catégorie.</text:p>
      <text:p text:style-name="Standard"><text:s text:c="15"/>Chaque catégorie peut également se rapporter à (peut également avoir) de nombreux objets Produit2.</text:p>
      <text:p text:style-name="Standard"/>
      <text:p text:style-name="Standard"><text:s text:c="2"/>OneToOne Chaque produit2 se rapporte à (a) exactement une catégorie.</text:p>
      <text:p text:style-name="Standard"><text:s text:c="15"/>Chaque catégorie se rapporte également à (a) exactement un Produit2.</text:p>
      <text:p text:style-name="Standard"/>
      <text:p text:style-name="P1">M</text:p>
      <text:p text:style-name="Standard"/>
      <text:p text:style-name="Standard"><text:s/>ManyToOne <text:s text:c="3"/>Each Produit2 relates to (has) one categorie.</text:p>
      <text:p text:style-name="Standard"><text:s text:c="15"/>Each categorie can relate to (can have) many Produit2 objects.</text:p>
      <text:p text:style-name="Standard"/>
      <text:p text:style-name="Standard"><text:s text:c="2"/>OneToMany <text:s text:c="3"/>Each Produit2 can relate to (can have) many categorie objects.</text:p>
      <text:p text:style-name="Standard"><text:s text:c="15"/>Each categorie relates to (has) one Produit2.</text:p>
      <text:p text:style-name="Standard"/>
      <text:p text:style-name="Standard"><text:s text:c="2"/>ManyToMany <text:s text:c="2"/>Each Produit2 can relate to (can have) many categorie objects.</text:p>
      <text:p text:style-name="Standard"><text:s text:c="15"/>Each categorie can also relate to (can also have) many Produit2 objects.</text:p>
      <text:p text:style-name="Standard"/>
      <text:p text:style-name="Standard"><text:s text:c="2"/>OneToOne <text:s text:c="4"/>Each Produit2 relates to (has) exactly one categorie.</text:p>
      <text:p text:style-name="Standard"><text:s text:c="15"/>Each categorie also relates to (has) exactly one Produit2.</text:p>
      <text:p text:style-name="Standard"/>
      <text:p text:style-name="Standard"/>
      <text:p text:style-name="Standard"/>
      <text:p text:style-name="P2">Class name of the entity to create or update (e.g. VictoriousPopsicle):</text:p>
      <text:p text:style-name="Standard"><text:s/>&gt; p<text:span text:style-name="T1">rdoduit (nom de la table)</text:span></text:p>
      <text:p text:style-name="Standard"/>
      <text:p text:style-name="Standard"><text:s/><text:span text:style-name="T2">Add the ability to broadcast entity updates using Symfony UX Turbo? (yes/no) [no]:</text:span></text:p>
      <text:p text:style-name="Standard"><text:s/>&gt; ??????</text:p>
      <text:p text:style-name="Standard"/>
      <text:p text:style-name="Standard"><text:s/>created: src/Entity/Produit2php</text:p>
      <text:p text:style-name="Standard"><text:s/>created: src/Repository/ProduitRepository.php</text:p>
      <text:p text:style-name="Standard"/>
      <text:p text:style-name="Standard"><text:s/>Entity generated! Now let's add some fields!</text:p>
      <text:p text:style-name="Standard"><text:s/>You can always add more fields later manually or by re-running this command.</text:p>
      <text:p text:style-name="Standard"/>
      <text:p text:style-name="P2"><text:s/>New property name (press &lt;return&gt; to stop adding fields):</text:p>
      <text:p text:style-name="Standard"><text:soft-page-break/><text:s/>&gt; categorie <text:span text:style-name="T1">(nouvelle colonne)</text:span></text:p>
      <text:p text:style-name="Standard"/>
      <text:p text:style-name="Standard"><text:s/><text:span text:style-name="T2">Field type (enter ? to see all types) [string]:</text:span></text:p>
      <text:p text:style-name="P1"><text:span text:style-name="T2"/></text:p>
      <text:p text:style-name="Standard"><text:s/>&gt; ?</text:p>
      <text:p text:style-name="Standard"/>
      <text:p text:style-name="Standard">Main Types</text:p>
      <text:p text:style-name="Standard"><text:s text:c="2"/>* string or ascii_string</text:p>
      <text:p text:style-name="Standard"><text:s text:c="2"/>* text</text:p>
      <text:p text:style-name="Standard"><text:s text:c="2"/>* boolean</text:p>
      <text:p text:style-name="Standard"><text:s text:c="2"/>* integer or smallint or bigint</text:p>
      <text:p text:style-name="Standard"><text:s text:c="2"/>* float</text:p>
      <text:p text:style-name="Standard"/>
      <text:p text:style-name="Standard">Relationships/Associations</text:p>
      <text:p text:style-name="Standard"><text:s text:c="2"/>* relation a wizard will help you build the relation</text:p>
      <text:p text:style-name="Standard"><text:s text:c="2"/>* ManyToOne</text:p>
      <text:p text:style-name="Standard"><text:s text:c="2"/>* OneToMany</text:p>
      <text:p text:style-name="Standard"><text:s text:c="2"/>* ManyToMany</text:p>
      <text:p text:style-name="Standard"><text:s text:c="2"/>* OneToOne</text:p>
      <text:p text:style-name="Standard"/>
      <text:p text:style-name="Standard">Array/Object Types</text:p>
      <text:p text:style-name="Standard"><text:s text:c="2"/>* array or simple_array</text:p>
      <text:p text:style-name="Standard"><text:s text:c="2"/>* json</text:p>
      <text:p text:style-name="Standard"><text:s text:c="2"/>* object</text:p>
      <text:p text:style-name="Standard"><text:s text:c="2"/>* binary</text:p>
      <text:p text:style-name="Standard"><text:s text:c="2"/>* blob</text:p>
      <text:p text:style-name="Standard"/>
      <text:p text:style-name="Standard">Date/Time Types</text:p>
      <text:p text:style-name="Standard"><text:s text:c="2"/>* datetime or datetime_immutable</text:p>
      <text:p text:style-name="Standard"><text:s text:c="2"/>* datetimetz or datetimetz_immutable</text:p>
      <text:p text:style-name="Standard"><text:s text:c="2"/>* date or date_immutable</text:p>
      <text:p text:style-name="Standard"><text:s text:c="2"/>* time or time_immutable</text:p>
      <text:p text:style-name="Standard"><text:s text:c="2"/>* dateinterval</text:p>
      <text:p text:style-name="Standard"/>
      <text:p text:style-name="Standard">Other Types</text:p>
      <text:p text:style-name="Standard"><text:s text:c="2"/>* enum</text:p>
      <text:p text:style-name="Standard"><text:s text:c="2"/>* decimal</text:p>
      <text:p text:style-name="Standard"><text:s text:c="2"/>* guid</text:p>
      <text:p text:style-name="Standard"/>
      <text:p text:style-name="Standard"/>
      <text:p text:style-name="P2"><text:s/>Field type (enter ? to see all types) [string]:</text:p>
      <text:p text:style-name="P1"><text:span text:style-name="T2">(si lien vers une table choisir relation pour ouvrir l’aide et choisir la bonne relation)</text:span></text:p>
      <text:p text:style-name="Standard"><text:s/>&gt; relation</text:p>
      <text:p text:style-name="Standard"/>
      <text:p text:style-name="Standard"><text:s/><text:span text:style-name="T2">What class should this entity be related to?:</text:span></text:p>
      <text:p text:style-name="Standard"><text:s/>&gt; categorie</text:p>
      <text:p text:style-name="Standard"/>
      <text:p text:style-name="Standard">What type of relationship is this?</text:p>
      <text:p text:style-name="Standard"><text:s/>------------ -------------------------------------------------------------------------- </text:p>
      <text:p text:style-name="Standard"><text:s text:c="2"/>Type <text:s text:c="8"/>Description</text:p>
      <text:p text:style-name="Standard"><text:s/>------------ --------------------------------------------------------------------------</text:p>
      <text:p text:style-name="Standard"><text:s text:c="2"/>ManyToOne <text:s text:c="3"/>Each Produit relates to (has) one categorie.</text:p>
      <text:p text:style-name="Standard"><text:soft-page-break/><text:s text:c="15"/>Each categorie can relate to (can have) many Produit2 objects.</text:p>
      <text:p text:style-name="Standard"/>
      <text:p text:style-name="Standard"><text:s text:c="2"/>OneToMany <text:s text:c="3"/>Each Produit can relate to (can have) many categorie objects.</text:p>
      <text:p text:style-name="Standard"><text:s text:c="15"/>Each categorie relates to (has) one Produit2.</text:p>
      <text:p text:style-name="Standard"/>
      <text:p text:style-name="Standard"><text:s text:c="2"/>ManyToMany <text:s text:c="2"/>Each Produit can relate to (can have) many categorie objects.</text:p>
      <text:p text:style-name="Standard"><text:s text:c="15"/>Each categorie can also relate to (can also have) many Produit2 objects.</text:p>
      <text:p text:style-name="Standard"/>
      <text:p text:style-name="Standard"><text:s text:c="2"/>OneToOne <text:s text:c="4"/>Each Produit relates to (has) exactly one categorie.</text:p>
      <text:p text:style-name="Standard"><text:s text:c="15"/>Each categorie also relates to (has) exactly one Produit2.</text:p>
      <text:p text:style-name="Standard"><text:s/>------------ --------------------------------------------------------------------------</text:p>
      <text:p text:style-name="Standard"/>
      <text:p text:style-name="Standard"><text:s/>Relation type? [ManyToOne, OneToMany, ManyToMany, OneToOne]:</text:p>
      <text:p text:style-name="Standard"><text:s/>&gt; ManyToOne</text:p>
      <text:p text:style-name="Standard"/>
      <text:p text:style-name="Standard"><text:s/>Is the Produit2.categorie property allowed to be null (nullable)? (yes/no) [yes]:</text:p>
      <text:p text:style-name="Standard"><text:s/>&gt; no</text:p>
      <text:p text:style-name="Standard"/>
      <text:p text:style-name="Standard"><text:s/>Do you want to add a new property to categorie so that you can access/update Produit2 objects from it - e.g. $categorie-&gt;getProduit2s()? (yes/no) [yes]:</text:p>
      <text:p text:style-name="Standard"><text:s/>&gt; yes</text:p>
      <text:p text:style-name="Standard"/>
      <text:p text:style-name="Standard"><text:s/>A new property will also be added to the categorie class so that you can access the related Produit2 objects from it.</text:p>
      <text:p text:style-name="Standard"/>
      <text:p text:style-name="Standard"><text:s/>New field name inside categorie [produit2s]:</text:p>
      <text:p text:style-name="Standard"><text:s/>&gt;</text:p>
      <text:p text:style-name="Standard"/>
      <text:p text:style-name="Standard"><text:s/>Do you want to activate orphanRemoval on your relationship?</text:p>
      <text:p text:style-name="Standard"><text:s/>A Produit2 is "orphaned" when it is removed from its related categorie.</text:p>
      <text:p text:style-name="Standard"><text:s/>e.g. $categorie-&gt;removeProduit2($produit2)</text:p>
      <text:p text:style-name="Standard"/>
      <text:p text:style-name="Standard"><text:s/>NOTE: If a Produit2 may *change* from one categorie to another, answer "no".</text:p>
      <text:p text:style-name="Standard"/>
      <text:p text:style-name="Standard"><text:s/>Do you want to automatically delete orphaned App\Entity\Produit2 objects (orphanRemoval)? (yes/no) [no]:</text:p>
      <text:p text:style-name="Standard"><text:s/>&gt;</text:p>
      <text:p text:style-name="Standard"/>
      <text:p text:style-name="Standard"><text:s/>updated: src/Entity/Produit2.php</text:p>
      <text:p text:style-name="Standard"><text:s/>updated: src/Entity/Categorie.php</text:p>
      <text:p text:style-name="Standard"/>
      <text:p text:style-name="Standard"><text:s/>Add another property? Enter the property name (or press &lt;return&gt; to stop adding fields):</text:p>
      <text:p text:style-name="Standard"><text:s/>&gt; <text:s text:c="10"/></text:p>
      <text:p text:style-name="Standard"/>
      <text:p text:style-name="Standard"/>
      <text:p text:style-name="Standard"><text:s/></text:p>
      <text:p text:style-name="Standard"><text:s text:c="2"/>Success! </text:p>
      <text:p text:style-name="Standard"><text:s/></text:p>
      <text:p text:style-name="Standard"/>
      <text:p text:style-name="Standard"><text:s/>Next: When you're ready, create a migration with symfony.exe console make:migration</text:p>
      <text:p text:style-name="Standard"/>
      <text:p text:style-name="Standard">PS C:\laragon\www\projets_laragon\projetavecbdd&gt; symfony.exe console make:migration</text:p>
      <text:p text:style-name="Standard"><text:soft-page-break/><text:s/>created: migrations/Version20240717084156.php</text:p>
      <text:p text:style-name="Standard"/>
      <text:p text:style-name="Standard"><text:s/></text:p>
      <text:p text:style-name="Standard"><text:s text:c="2"/>Success! </text:p>
      <text:p text:style-name="Standard"><text:s/></text:p>
      <text:p text:style-name="Standard"/>
      <text:p text:style-name="Standard"><text:s/>Review the new migration then run it with symfony.exe console doctrine:migrations:migrate</text:p>
      <text:p text:style-name="Standard"><text:s/>See https://symfony.com/doc/current/bundles/DoctrineMigrationsBundle/index.html</text:p>
      <text:p text:style-name="Standard">PS C:\laragon\www\projets_laragon\projetavecbdd&gt; symfony console d:m:m <text:s text:c="12"/></text:p>
      <text:p text:style-name="Standard"/>
      <text:p text:style-name="Standard"><text:s/>WARNING! You are about to execute a migration in database "basetest" that could result in schema changes and data loss. Are you sure you wish to continue? (yes/no) [yes]:</text:p>
      <text:p text:style-name="Standard"><text:s/>&gt;</text:p>
      <text:p text:style-name="Standard"/>
      <text:p text:style-name="Standard">[notice] Migrating up to DoctrineMigrations\Version20240717084156</text:p>
      <text:p text:style-name="Standard">[notice] finished in 94ms, used 24M memory, 1 migrations executed, 2 sql queries</text:p>
      <text:p text:style-name="Standard"/>
      <text:p text:style-name="Standard"><text:s/>[OK] Successfully migrated to version: DoctrineMigrations\Version20240717084156 <text:s text:c="47"/></text:p>
      <text:p text:style-name="Standard"><text:s text:c="128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Monaco, Menlo, 'Ubuntu Mono', 'Liberation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0:35:36.211000000</meta:creation-date>
    <dc:date>2024-07-17T17:04:45.157000000</dc:date>
    <meta:editing-duration>PT6H29M10S</meta:editing-duration>
    <meta:editing-cycles>1</meta:editing-cycles>
    <meta:document-statistic meta:table-count="0" meta:image-count="0" meta:object-count="0" meta:page-count="4" meta:paragraph-count="115" meta:word-count="733" meta:character-count="5703" meta:non-whitespace-character-count="4542"/>
    <meta:generator>LibreOffice/7.4.3.2$Windows_X86_64 LibreOffice_project/1048a8393ae2eeec98dff31b5c133c5f1d08b890</meta:generator>
  </office:meta>
</office:document-meta>
</file>